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P1" style:family="paragraph" style:parent-style-name="Text_20_body">
      <style:paragraph-properties fo:margin-left="1cm" fo:margin-right="1cm" fo:text-indent="0cm" style:auto-text-indent="false"/>
    </style:style>
    <style:style style:name="P2" style:family="paragraph" style:parent-style-name="Text_20_body">
      <style:paragraph-properties fo:text-align="center" style:justify-single-word="false"/>
      <style:text-properties fo:font-size="16pt" fo:font-weight="bold" officeooo:rsid="0016a419" officeooo:paragraph-rsid="0016a419" style:font-size-asian="14pt" style:font-weight-asian="bold" style:font-size-complex="16pt" style:font-weight-complex="bold"/>
    </style:style>
    <style:style style:name="T1" style:family="text">
      <style:text-properties fo:font-weight="bol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Kian</text:p>
      <text:section text:style-name="Sect1" text:name="Seção1">
        <text:p text:style-name="Text_20_body">Kushim nasceu aproximadamente 4000 anos atrás, perto de 1980 a.C., morando com seus pais em um vilarejo pacato na antiga Suméria. Lá, ele vivia uma vida feliz e normal para qualquer criança da época, até que, de repente, sua cidade foi atacada por um grupo de guerreiros sanguinários conhecidos como "<text:a xlink:type="simple" xlink:href="https://ordemparanormal.fandom.com/wiki/Escriptas" text:style-name="Internet_20_link" text:visited-style-name="Visited_20_Internet_20_Link">Escriptas</text:a>", temidos pelos seus atos de brutalidade e crueldade macabra com seus alvos. Notavelmente, escreviam todos os seus feitos terríficos em suas próprias peles, acreditando que, ao manter o medo das pessoas nos contos em seus corpos, isso os fizesse mais fortes, sem saberem que de fato estavam obtendo mais poder por estarem se conectando com o <text:a xlink:type="simple" xlink:href="https://ordemparanormal.fandom.com/wiki/Ocultismo" text:style-name="Internet_20_link" text:visited-style-name="Visited_20_Internet_20_Link">Paranormal</text:a> de forma indireta. O líder do grupo, "Gal-Sal", encontrou a família de Kushim, raptou seus pais, os transformou em escravos e fez o garoto assistí-lo enquanto torturava-os lentamente, até chegar ao ponto de ficarem dilacerados e completamente irreconhecíveis. O medo extremo sentido por Kushim enfraqueceu a membrana, levando seus pais a se tornaram criaturas horrendas distorcidas pelo paranormal, que serviriam como bestas e auxiliariam os Escriptas em seus diversos massacres e assassinatos.<text:bookmark text:name="cite_ref-:1_4-1"/><text:a xlink:type="simple" xlink:href="https://ordemparanormal.fandom.com/wiki/Kian?so=search#cite_note-:1-4" text:style-name="Internet_20_link" text:visited-style-name="Visited_20_Internet_20_Link">[4]</text:a> </text:p>
        <text:p text:style-name="Text_20_body">Kushim então foi levado por Gal-Sal, servindo como fonte de medo para o grupo, convivendo todos os dias com as pessoas que ele mais temia e com os seus pais, que agora eram apenas monstros. Ele acabou criando um ódio profundo por todas aquelas pessoas que utilizavam do Paranormal para realizar atos horrendos, prometendo descobrir um modo de destruir o sobrenatural e todos aqueles que se beneficiassem dele. Após ser mantido por muito tempo sob o controle do grupo, presenciando inúmeros genocídios macabros e atos aterrorizantes, Kushim se tornou o primeiro humano a atingir 100% de Exposição Paranormal, nesse momento se comunicando diretamente com o Outro Lado ao criar sem querer o primeiro ritual ocultista, a <text:a xlink:type="simple" xlink:href="https://ordemparanormal.fandom.com/wiki/Rituais#Transcender" text:style-name="Internet_20_link" text:visited-style-name="Visited_20_Internet_20_Link">Transcendência</text:a>. </text:p>
        <text:p text:style-name="Text_20_body">Lhe foi ensinado tudo sobre o oculto: todos os <text:a xlink:type="simple" xlink:href="https://ordemparanormal.fandom.com/wiki/Elementos_do_Outro_Lado" text:style-name="Internet_20_link" text:visited-style-name="Visited_20_Internet_20_Link">elementos</text:a>, poderes e principalmente, a verdade para poder desvincular o Outro Lado da realidade. Porém, junto de todo esse conhecimento, descobriria que os únicos capazes de utilizarem todo aquele poder seriam os <text:a xlink:type="simple" xlink:href="https://ordemparanormal.fandom.com/wiki/Marcas" text:style-name="Internet_20_link" text:visited-style-name="Visited_20_Internet_20_Link">Marcados</text:a>, indivíduos misteriosos que poderiam se beneficiar de todo o aprendizado oculto, enquanto o próprio Kushim era apenas mais um Acorrentado, forçado a seguir as rédeas da realidade, incapaz de usar o que acabara de aprender. </text:p>
        <text:p text:style-name="Text_20_body">Kushim então entendeu que, para usar ativamente o poder total do Outro Lado, ele precisaria se tornar um Marcado, assim começou a desenvolver seu plano, orquestrando uma profecia, uma sequência de eventos chamada: "<text:a xlink:type="simple" xlink:href="https://ordemparanormal.fandom.com/wiki/Ordem_da_Desconjuração" text:style-name="Internet_20_link" text:visited-style-name="Visited_20_Internet_20_Link">Ordem da Desconjuração</text:a>", a maneira de finalmente obter sua Marca e com isso dar um fim ao Outro Lado. A fé local da época dizia que tudo teria sido criado quando os deuses <text:a xlink:type="simple" xlink:href="https://pt.wikipedia.org/wiki/Anu" office:target-frame-name="_blank" xlink:show="new" text:style-name="Internet_20_link" text:visited-style-name="Visited_20_Internet_20_Link">An</text:a>, divindade do céu, e <text:a xlink:type="simple" xlink:href="https://pt.wikipedia.org/wiki/Qui_(deusa)" office:target-frame-name="_blank" xlink:show="new" text:style-name="Internet_20_link" text:visited-style-name="Visited_20_Internet_20_Link">Ki</text:a>, divindade da terra, foram unidos e depois separados. A união desses deuses o levou a adotar um novo nome, <text:span text:style-name="T1">Kian</text:span>, O Realizador da Calamidade, aquele que juntaria o Outro Lado com a realidade, para então separá-lo e destruí-lo por completo. Seu primeiro ato foi utilizar seu conhecimento Paranormal para enlouquecer Gal-Sal, usurpando sua posição de líder dos Escriptas, passando a cometer os mesmos massacres na tentativa de enfraquecer a membrana e gerar medo. Durante o passar dos anos, esse grupo continuaria a cometer os mesmos atos durante toda a história, na tentativa de gerar o medo do retorno de Kian com sua sabedoria completa. </text:p>
        <text:p text:style-name="Text_20_body">Para concretizar seu plano, Kian diversas vezes trocou de corpos em busca do receptáculo perfeito. Esse processo seria repetido por milênios: seu poder era tão imensurável que <text:soft-page-break/>tinha de ser desconjurado, separando sua Mente, alojada em um receptáculo escolhido, e seu Conhecimento, que deveria ser armazenado em algo sem consciência, como uma estátua ou um corpo sem mente.<text:bookmark text:name="cite_ref-:6_16-0"/><text:a xlink:type="simple" xlink:href="https://ordemparanormal.fandom.com/wiki/Kian?so=search#cite_note-:6-16" text:style-name="Internet_20_link" text:visited-style-name="Visited_20_Internet_20_Link">[16]</text:a> </text:p>
        <text:h text:style-name="Heading_20_3" text:outline-level="3"><text:bookmark text:name="Veritus"/>Veritus</text:h>
        <text:p text:style-name="Text_20_body">Kushim continuaria orquestrando seus planos e trocando de corpos conforme os anos se passavam. Cerca de dois mil anos desde seu primeiro encontro com o Paranormal, criou novas relações, além de aparentemente ter deixado os <text:a xlink:type="simple" xlink:href="https://ordemparanormal.fandom.com/wiki/Escriptas" text:style-name="Internet_20_link" text:visited-style-name="Visited_20_Internet_20_Link">Escriptas</text:a> de lado. Teria desistido de seus planos para se tornar um Marcado, adotando a posição de líder da organização secreta <text:a xlink:type="simple" xlink:href="https://ordemparanormal.fandom.com/wiki/Ordo_Calamitas" text:style-name="Internet_20_link" text:visited-style-name="Visited_20_Internet_20_Link">Ordo Calamitas</text:a>, focada em proteger a realidade.<text:bookmark text:name="cite_ref-17"/><text:a xlink:type="simple" xlink:href="https://ordemparanormal.fandom.com/wiki/Kian?so=search#cite_note-17" text:style-name="Internet_20_link" text:visited-style-name="Visited_20_Internet_20_Link">[17]</text:a> Lá, assumiu-se como <text:a xlink:type="simple" xlink:href="https://ordemparanormal.fandom.com/wiki/Veritus" text:style-name="Internet_20_link" text:visited-style-name="Visited_20_Internet_20_Link">Veritus</text:a>, liderando pela base principal em Roma, no antigo Império Romano. No ano de 67 D.C., após uma missão sucedida de tomada da <text:a xlink:type="simple" xlink:href="https://ordemparanormal.fandom.com/wiki/Relíquias_da_Calamidade#Relíquia_de_Energia" text:style-name="Internet_20_link" text:visited-style-name="Visited_20_Internet_20_Link">Relíquia de Energia</text:a>, a real causadora do grande incêndio de Roma,<text:bookmark text:name="cite_ref-18"/><text:a xlink:type="simple" xlink:href="https://ordemparanormal.fandom.com/wiki/Kian?so=search#cite_note-18" text:style-name="Internet_20_link" text:visited-style-name="Visited_20_Internet_20_Link">[18]</text:a> a equipe consistida dos antigos guerreiros <text:a xlink:type="simple" xlink:href="https://ordemparanormal.fandom.com/wiki/Amalia" text:style-name="Internet_20_link" text:visited-style-name="Visited_20_Internet_20_Link">Amalia</text:a>, <text:a xlink:type="simple" xlink:href="https://ordemparanormal.fandom.com/wiki/Celestine" text:style-name="Internet_20_link" text:visited-style-name="Visited_20_Internet_20_Link">Celestine</text:a>, <text:a xlink:type="simple" xlink:href="https://ordemparanormal.fandom.com/wiki/Faustus" text:style-name="Internet_20_link" text:visited-style-name="Visited_20_Internet_20_Link">Faustus</text:a>, <text:a xlink:type="simple" xlink:href="https://ordemparanormal.fandom.com/wiki/Gaius" text:style-name="Internet_20_link" text:visited-style-name="Visited_20_Internet_20_Link">Gaius</text:a>, <text:a xlink:type="simple" xlink:href="https://ordemparanormal.fandom.com/wiki/Marius" text:style-name="Internet_20_link" text:visited-style-name="Visited_20_Internet_20_Link">Marius</text:a> e <text:a xlink:type="simple" xlink:href="https://ordemparanormal.fandom.com/wiki/Remus" text:style-name="Internet_20_link" text:visited-style-name="Visited_20_Internet_20_Link">Remus</text:a>, celebrava bebendo e comemorando. Quando de repente, foram interrompidos um ataque do <text:a xlink:type="simple" xlink:href="https://ordemparanormal.fandom.com/wiki/Elementos_do_Outro_Lado#Elemento_de_Morte" text:style-name="Internet_20_link" text:visited-style-name="Visited_20_Internet_20_Link">Elemento de Morte</text:a>, que começou a invadir sua base e matar seus guerreiros.<text:bookmark text:name="cite_ref-19"/><text:a xlink:type="simple" xlink:href="https://ordemparanormal.fandom.com/wiki/Kian?so=search#cite_note-19" text:style-name="Internet_20_link" text:visited-style-name="Visited_20_Internet_20_Link">[19]</text:a> Os membros acabaram escapando, ficando trancados na sala onde o artefato de energia se encontrava. Ao seduzir os Marcados a ficarem ao seu redor, a Relíquia consome o corpo de Gaius de forma desprevenida, dando origem a <text:a xlink:type="simple" xlink:href="https://ordemparanormal.fandom.com/wiki/O_Coliseu#Amphitruo" text:style-name="Internet_20_link" text:visited-style-name="Visited_20_Internet_20_Link">Amphitruo</text:a>. Logo, diante do caos, todos aqueles que não morreram foram separados, iniciando jogos caóticos criados pelo portador da Relíquia de Energia, o <text:a xlink:type="simple" xlink:href="https://ordemparanormal.fandom.com/wiki/O_Anfitrião" text:style-name="Internet_20_link" text:visited-style-name="Visited_20_Internet_20_Link">Anfitrião</text:a>.<text:bookmark text:name="cite_ref-20"/><text:a xlink:type="simple" xlink:href="https://ordemparanormal.fandom.com/wiki/Kian?so=search#cite_note-20" text:style-name="Internet_20_link" text:visited-style-name="Visited_20_Internet_20_Link">[20]</text:a> </text:p>
        <text:p text:style-name="Text_20_body">Kian se encontrava no primeiro desafio proposto por Amphitruo, consistindo em um jogo onde ele e seus companheiros deveriam matar uns aos outros para sobreviverem, enquanto tentava achar um modo de salvar todos alí presentes, Kian viu dois agentes confiáveis, Faustus e Amalia, assassinando <text:a xlink:type="simple" xlink:href="https://ordemparanormal.fandom.com/wiki/Marcellus" text:style-name="Internet_20_link" text:visited-style-name="Visited_20_Internet_20_Link">Marcellus</text:a> e <text:a xlink:type="simple" xlink:href="https://ordemparanormal.fandom.com/wiki/Cascadia" text:style-name="Internet_20_link" text:visited-style-name="Visited_20_Internet_20_Link">Cascadia</text:a>, estes que também eram antigos parceiros de equipe. Ele permaneceu continuamente se recusando a ferir qualquer um dos guerreiros ou a tomar lados, mas também perdendo a fé na defesa da realidade, aparentemente se sacrificando para salvar os últimos dois restantes na sala.<text:bookmark text:name="cite_ref-21"/><text:a xlink:type="simple" xlink:href="https://ordemparanormal.fandom.com/wiki/Kian?so=search#cite_note-21" text:style-name="Internet_20_link" text:visited-style-name="Visited_20_Internet_20_Link">[21]</text:a> </text:p>
        <text:p text:style-name="Text_20_body">É revelado que no <text:a xlink:type="simple" xlink:href="https://ordemparanormal.fandom.com/wiki/Calamidade_-_Episódio_7" text:style-name="Internet_20_link" text:visited-style-name="Visited_20_Internet_20_Link">7º episódio</text:a> de <text:a xlink:type="simple" xlink:href="https://ordemparanormal.fandom.com/wiki/Ordem_Paranormal:_Calamidade" text:style-name="Internet_20_link" text:visited-style-name="Visited_20_Internet_20_Link">Calamidade</text:a>, Kian no presente entra em contato com a estátua de Veritus ao investigar <text:a xlink:type="simple" xlink:href="https://ordemparanormal.fandom.com/wiki/Domus_Aurea" text:style-name="Internet_20_link" text:visited-style-name="Visited_20_Internet_20_Link">Domus Aurea</text:a>,<text:bookmark text:name="cite_ref-22"/><text:a xlink:type="simple" xlink:href="https://ordemparanormal.fandom.com/wiki/Kian?so=search#cite_note-22" text:style-name="Internet_20_link" text:visited-style-name="Visited_20_Internet_20_Link">[22]</text:a> lugar que estava diretamente conectado com a <text:a xlink:type="simple" xlink:href="https://ordemparanormal.fandom.com/wiki/O_Coliseu" text:style-name="Internet_20_link" text:visited-style-name="Visited_20_Internet_20_Link">Semper Clausa</text:a> em seu subsolo, assim obtendo as memórias de que no futuro conseguiria concluir a <text:a xlink:type="simple" xlink:href="https://ordemparanormal.fandom.com/wiki/Ordem_da_Desconjuração" text:style-name="Internet_20_link" text:visited-style-name="Visited_20_Internet_20_Link">Desconjuração</text:a> e se tornar um <text:a xlink:type="simple" xlink:href="https://ordemparanormal.fandom.com/wiki/Marcas" text:style-name="Internet_20_link" text:visited-style-name="Visited_20_Internet_20_Link">Marcado</text:a>.<text:bookmark text:name="cite_ref-23"/><text:a xlink:type="simple" xlink:href="https://ordemparanormal.fandom.com/wiki/Kian?so=search#cite_note-23" text:style-name="Internet_20_link" text:visited-style-name="Visited_20_Internet_20_Link">[23]</text:a> Veritus, que de alguma forma forjou sua morte, se dirige para enfrentar Amphitruo e Celestine, a última guerreira sobrevivente da <text:a xlink:type="simple" xlink:href="https://ordemparanormal.fandom.com/wiki/Ordo_Calamitas" text:style-name="Internet_20_link" text:visited-style-name="Visited_20_Internet_20_Link">Ordem</text:a>. Após o Anfitrião presenciar o primeiro Ocultista na sua frente, ele entra em desespero, entregando a <text:a xlink:type="simple" xlink:href="https://ordemparanormal.fandom.com/wiki/Relíquias_da_Calamidade#Relíquia_de_Conhecimento" text:style-name="Internet_20_link" text:visited-style-name="Visited_20_Internet_20_Link">Relíquia de Conhecimento</text:a> para a guerreira poder parar Kian.<text:bookmark text:name="cite_ref-24"/><text:a xlink:type="simple" xlink:href="https://ordemparanormal.fandom.com/wiki/Kian?so=search#cite_note-24" text:style-name="Internet_20_link" text:visited-style-name="Visited_20_Internet_20_Link">[24]</text:a> Após estes acontecimentos, não se tem mais relatos de como os eventos sucederam-se, apenas que Kian prosseguira com os planos de enfraquecer a membrana e acabar com o Paranormal no futuro. </text:p>
        <text:h text:style-name="Heading_20_3" text:outline-level="3"><text:bookmark text:name="Mandraque_.C3.82ngelo"/><text:bookmark text:name="Mandraque_Ângelo"/>Mandraque Ângelo</text:h>
        <text:p text:style-name="Text_20_body"><text:a xlink:type="simple" xlink:href="https://ordemparanormal.fandom.com/wiki/Mandraque_Ângelo" text:style-name="Internet_20_link" text:visited-style-name="Visited_20_Internet_20_Link">Mandraque Ângelo</text:a> e <text:a xlink:type="simple" xlink:href="https://ordemparanormal.fandom.com/wiki/Vanessa_Ângelo" text:style-name="Internet_20_link" text:visited-style-name="Visited_20_Internet_20_Link">Vanessa Ângelo</text:a> foram os primeiros moradores da <text:a xlink:type="simple" xlink:href="https://ordemparanormal.fandom.com/wiki/Mansão_Endiabrada" text:style-name="Internet_20_link" text:visited-style-name="Visited_20_Internet_20_Link">Mansão Endiabrada</text:a> em 1970, com Mandraque sendo o arquiteto por trás do primeiro projeto da casa.<text:bookmark text:name="cite_ref-:7_25-0"/><text:a xlink:type="simple" xlink:href="https://ordemparanormal.fandom.com/wiki/Kian?so=search#cite_note-:7-25" text:style-name="Internet_20_link" text:visited-style-name="Visited_20_Internet_20_Link">[25]</text:a> Em um diário escrito por Vanessa, ela constantemente idolatrava Mandraque, dizendo que ele havia a "abençoado com conhecimento",<text:bookmark text:name="cite_ref-:10_26-0"/><text:a xlink:type="simple" xlink:href="https://ordemparanormal.fandom.com/wiki/Kian?so=search#cite_note-:10-26" text:style-name="Internet_20_link" text:visited-style-name="Visited_20_Internet_20_Link">[26]</text:a> também descrevendo algo chamado de "Passagem", que passaria a consciência de Mandraque para outro indivíduo.<text:bookmark text:name="cite_ref-27"/><text:a xlink:type="simple" xlink:href="https://ordemparanormal.fandom.com/wiki/Kian?so=search#cite_note-27" text:style-name="Internet_20_link" text:visited-style-name="Visited_20_Internet_20_Link">[27]</text:a> Após uma exploração realizada na casa, a Força D encontrou diversas pistas sobre Mandraque, principalmente estatuetas que eram descritas como a aparência do mesmo, mas que notavelmente pareciam com <text:a xlink:type="simple" xlink:href="https://ordemparanormal.fandom.com/wiki/Leonardo_Gomes" text:style-name="Internet_20_link" text:visited-style-name="Visited_20_Internet_20_Link">Leonardo Gomes</text:a>, outro ocultista envolvido no caso da "<text:a xlink:type="simple" xlink:href="https://ordemparanormal.fandom.com/wiki/Ordem_da_Desconjuração" text:style-name="Internet_20_link" text:visited-style-name="Visited_20_Internet_20_Link">Desconjuração</text:a>", posteriormente foi descoberto que essa era a verdadeira aparência de Kian, aparecendo como o Semblante Desgraçado em <text:soft-page-break/>seus receptáculos. Depois de vários testes, Vanessa finalmente conseguiu desconjurar Kian, armazenando seu conhecimento numa estátua, o Invólucro do Conhecimento.<text:bookmark text:name="cite_ref-:6_16-1"/><text:a xlink:type="simple" xlink:href="https://ordemparanormal.fandom.com/wiki/Kian?so=search#cite_note-:6-16" text:style-name="Internet_20_link" text:visited-style-name="Visited_20_Internet_20_Link">[16]</text:a> Agora, faltava apenas um Receptáculo para armazenar suas memórias, e segundo Vanessa "o vigia atual do condomínio era perfeito...".<text:bookmark text:name="cite_ref-28"/><text:a xlink:type="simple" xlink:href="https://ordemparanormal.fandom.com/wiki/Kian?so=search#cite_note-28" text:style-name="Internet_20_link" text:visited-style-name="Visited_20_Internet_20_Link">[28]</text:a> </text:p>
        <text:h text:style-name="Heading_20_3" text:outline-level="3"><text:bookmark text:name="Virg.C3.ADlio_Scelto"/><text:bookmark text:name="Virgílio_Scelto"/>Virgílio Scelto</text:h>
        <text:p text:style-name="Text_20_body"><text:a xlink:type="simple" xlink:href="https://ordemparanormal.fandom.com/wiki/Virgílio_Scelto" text:style-name="Internet_20_link" text:visited-style-name="Visited_20_Internet_20_Link">Virgílio Scelto</text:a> foi um dos moradores do condomínio Azul morando na casa ao lado da Mansão Endiabrada com seu irmão mais velho, <text:a xlink:type="simple" xlink:href="https://ordemparanormal.fandom.com/wiki/Nestor_Scelto" text:style-name="Internet_20_link" text:visited-style-name="Visited_20_Internet_20_Link">Nestor Scelto</text:a>. Durante sua juventude Virgílio e seu irmão ouviam histórias de como sua vizinha era uma bruxa que entregava bonecas para crianças, que tempo depois de receberem o presente, desapareciam misteriosamente. </text:p>
        <text:p text:style-name="Text_20_body">Em 1970 Virgílio se tornou o vigilante do condomínio,<text:bookmark text:name="cite_ref-29"/><text:a xlink:type="simple" xlink:href="https://ordemparanormal.fandom.com/wiki/Kian?so=search#cite_note-29" text:style-name="Internet_20_link" text:visited-style-name="Visited_20_Internet_20_Link">[29]</text:a> e por conta dos gritos vindo da casa de sua <text:a xlink:type="simple" xlink:href="https://ordemparanormal.fandom.com/wiki/Vanessa_Ângelo" text:style-name="Internet_20_link" text:visited-style-name="Visited_20_Internet_20_Link">vizinha</text:a>, decidiu entrar e investigar a mansão sozinho. Assim desaparecendo por dias e retornando algum tempo depois, dizendo coisas que apenas ele mesmo saberia, porém, agindo como uma outra pessoa totalmente diferente. Após retornar, Virgílio entrega uma chave dourada para seu irmão antes de desaparecer novamente.<text:bookmark text:name="cite_ref-:7_25-1"/><text:a xlink:type="simple" xlink:href="https://ordemparanormal.fandom.com/wiki/Kian?so=search#cite_note-:7-25" text:style-name="Internet_20_link" text:visited-style-name="Visited_20_Internet_20_Link">[25]</text:a> </text:p>
        <text:p text:style-name="Text_20_body">Kian então começa a agir mais ativamente no submundo ocultista, a fim de chamar a atenção da <text:a xlink:type="simple" xlink:href="https://ordemparanormal.fandom.com/wiki/Ordo_Realitas" text:style-name="Internet_20_link" text:visited-style-name="Visited_20_Internet_20_Link">Ordo Realitas</text:a>, algo que ele consegue rapidamente, já que em 2002 um grupo de agentes composto por <text:a xlink:type="simple" xlink:href="https://ordemparanormal.fandom.com/wiki/Senhor_Veríssimo" text:style-name="Internet_20_link" text:visited-style-name="Visited_20_Internet_20_Link">Senhor Veríssimo</text:a>, <text:a xlink:type="simple" xlink:href="https://ordemparanormal.fandom.com/wiki/Arnaldo_Fritz" text:style-name="Internet_20_link" text:visited-style-name="Visited_20_Internet_20_Link">Arnaldo Fritz</text:a>, <text:a xlink:type="simple" xlink:href="https://ordemparanormal.fandom.com/wiki/Chizue_Akechi" text:style-name="Internet_20_link" text:visited-style-name="Visited_20_Internet_20_Link">Chizue Akechi</text:a> e <text:a xlink:type="simple" xlink:href="https://ordemparanormal.fandom.com/wiki/Francisca_Parker" text:style-name="Internet_20_link" text:visited-style-name="Visited_20_Internet_20_Link">Francisca Parker</text:a>, com o apoio de <text:a xlink:type="simple" xlink:href="https://ordemparanormal.fandom.com/wiki/Cristopher_Cohen" text:style-name="Internet_20_link" text:visited-style-name="Visited_20_Internet_20_Link">Cristopher Cohen</text:a>, começam a investigar diversos casos que tinham como principais suspeitos diversas figuras misteriosas com textos tatuados em seus corpos, todos conectados a um culto extremamente perigoso nomeado “Escriptas".<text:bookmark text:name="cite_ref-30"/><text:a xlink:type="simple" xlink:href="https://ordemparanormal.fandom.com/wiki/Kian?so=search#cite_note-30" text:style-name="Internet_20_link" text:visited-style-name="Visited_20_Internet_20_Link">[30]</text:a> Após meses de investigação, um agente com nome censurado identifica o suposto "Kian", nome a qual os membros desse culto chamam seu líder, uma espécie de deus que abriu sua mente a uma verdade superior, sendo conhecido como Virgílio no meio ocultista.<text:bookmark text:name="cite_ref-:9_10-1"/><text:a xlink:type="simple" xlink:href="https://ordemparanormal.fandom.com/wiki/Kian?so=search#cite_note-:9-10" text:style-name="Internet_20_link" text:visited-style-name="Visited_20_Internet_20_Link">[10]</text:a> </text:p>
        <text:p text:style-name="Text_20_body">Uma operação surpresa foi realizada em um local onde haveria um encontro de Ocultistas, que tinham o propósito de realizar um ritual utilizando dois sacrifícios. A operação acaba falhando em salvar as vítimas do sacrifício, porém Virgílio "Kian" acaba sendo executado durante a operação. Posteriormente é revelado que sua "morte" junto dos Escriptas fazia parte do plano de Kian para fortalecer a membrana e baixar a guarda da Ordem. Antes de ser morto no corpo de Virgílio, ele conseguiu transferir sua consciência para <text:a xlink:type="simple" xlink:href="https://ordemparanormal.fandom.com/wiki/Leonardo_Gomes" text:style-name="Internet_20_link" text:visited-style-name="Visited_20_Internet_20_Link">Leonardo Gomes</text:a>, uma criança presente no local da operação.<text:bookmark text:name="cite_ref-31"/><text:a xlink:type="simple" xlink:href="https://ordemparanormal.fandom.com/wiki/Kian?so=search#cite_note-31" text:style-name="Internet_20_link" text:visited-style-name="Visited_20_Internet_20_Link">[31]</text:a> Leo foi levado até o <text:a xlink:type="simple" xlink:href="https://ordemparanormal.fandom.com/wiki/Orfanato_Santa_Menefreda" text:style-name="Internet_20_link" text:visited-style-name="Visited_20_Internet_20_Link">Orfanato Santa Menefreda</text:a> por Arnaldo e cresceu lá com Kian escondido dentro dele. </text:p>
        <text:h text:style-name="Heading_20_3" text:outline-level="3"><text:bookmark text:name="Leonardo_Gomes"/>Leonardo Gomes</text:h>
        <text:p text:style-name="Text_20_body">Após transferir sua mente para Leo, Kian ficou adormecido dentro do jovem, que aparentemente agia como um criança normal, brincando e casualmente conversando com os outros orfãos. Leonardo foi adotado durante dois meses em 2005 por <text:a xlink:type="simple" xlink:href="https://ordemparanormal.fandom.com/wiki/Heitor_Mare" text:style-name="Internet_20_link" text:visited-style-name="Visited_20_Internet_20_Link">Heitor Mare</text:a> e <text:a xlink:type="simple" xlink:href="https://ordemparanormal.fandom.com/wiki/Fátima_Mare" text:style-name="Internet_20_link" text:visited-style-name="Visited_20_Internet_20_Link">Fátima Mare</text:a>, se mudando para uma <text:a xlink:type="simple" xlink:href="https://ordemparanormal.fandom.com/wiki/Mansão_Endiabrada" text:style-name="Internet_20_link" text:visited-style-name="Visited_20_Internet_20_Link">mansão</text:a> em <text:a xlink:type="simple" xlink:href="https://ordemparanormal.fandom.com/wiki/Canadense" text:style-name="Internet_20_link" text:visited-style-name="Visited_20_Internet_20_Link">Canadense</text:a>.<text:bookmark text:name="cite_ref-32"/><text:a xlink:type="simple" xlink:href="https://ordemparanormal.fandom.com/wiki/Kian?so=search#cite_note-32" text:style-name="Internet_20_link" text:visited-style-name="Visited_20_Internet_20_Link">[32]</text:a> Lá ele conhece <text:a xlink:type="simple" xlink:href="https://ordemparanormal.fandom.com/wiki/Álvaro_Augusto" text:style-name="Internet_20_link" text:visited-style-name="Visited_20_Internet_20_Link">Álvaro Augusto</text:a> "<text:a xlink:type="simple" xlink:href="https://ordemparanormal.fandom.com/wiki/Tirigan" text:style-name="Internet_20_link" text:visited-style-name="Visited_20_Internet_20_Link">Tirigan</text:a>", que, com a intenção de despertar <text:soft-page-break/>Kian dentro dele, introduz o menino ao <text:a xlink:type="simple" xlink:href="https://ordemparanormal.fandom.com/wiki/Ocultismo" text:style-name="Internet_20_link" text:visited-style-name="Visited_20_Internet_20_Link">Ocultismo</text:a>. Depois de presenciar o oculto durante muito tempo, Leonardo finalmente atinge 50% de Exposição Paranormal, Álvaro então utiliza o filho do casal, <text:a xlink:type="simple" xlink:href="https://ordemparanormal.fandom.com/wiki/Frederico_Mare" text:style-name="Internet_20_link" text:visited-style-name="Visited_20_Internet_20_Link">Frederico Mare</text:a>, como uma fonte de Medo para poder realizar a Passagem, fazendo Kian despertar no corpo de Leo, que acaba recebendo o Semblante Desgraçado. Durante sua estadia na Mansão Endiabrada, Leonardo conheceu <text:a xlink:type="simple" xlink:href="https://ordemparanormal.fandom.com/wiki/Anthony_Scelto" text:style-name="Internet_20_link" text:visited-style-name="Visited_20_Internet_20_Link">Anthony Scelto</text:a> e o apresentou o conhecimento do Outro Lado, iniciando o retorno dos <text:a xlink:type="simple" xlink:href="https://ordemparanormal.fandom.com/wiki/Escriptas" text:style-name="Internet_20_link" text:visited-style-name="Visited_20_Internet_20_Link">Escriptas</text:a>. Após a realização da Passagem, Leonardo ficou com a personalidade extremamente mudada, convencendo Frederico a matar seus pais e Anthony a matar seus avós.<text:bookmark text:name="cite_ref-33"/><text:a xlink:type="simple" xlink:href="https://ordemparanormal.fandom.com/wiki/Kian?so=search#cite_note-33" text:style-name="Internet_20_link" text:visited-style-name="Visited_20_Internet_20_Link">[33]</text:a> Kian retorna ao orfanato junto de Anthony, agora no controle do corpo de Leo.<text:bookmark text:name="cite_ref-34"/><text:a xlink:type="simple" xlink:href="https://ordemparanormal.fandom.com/wiki/Kian?so=search#cite_note-34" text:style-name="Internet_20_link" text:visited-style-name="Visited_20_Internet_20_Link">[34]</text:a> </text:p>
        <text:p text:style-name="Text_20_body">Após retornar ao orfanato, Kian começa a aliciar diversas crianças do local para ajuda-lo a concluir seu plano, contanto toda sua história e como ele quer acabar com o Paranormal, sabe-se que ele acabou ficando extremamente próximo de: <text:a xlink:type="simple" xlink:href="https://ordemparanormal.fandom.com/wiki/Dante" text:style-name="Internet_20_link" text:visited-style-name="Visited_20_Internet_20_Link">Gaspar</text:a> e <text:a xlink:type="simple" xlink:href="https://ordemparanormal.fandom.com/wiki/Jasmin_Cristal" text:style-name="Internet_20_link" text:visited-style-name="Visited_20_Internet_20_Link">Jasmin</text:a>, também escolhendo <text:a xlink:type="simple" xlink:href="https://ordemparanormal.fandom.com/wiki/Gal" text:style-name="Internet_20_link" text:visited-style-name="Visited_20_Internet_20_Link">Gal</text:a> para ser o Realizador do Destino, aquele que fará a Desconjuração acontecer. </text:p>
        <text:p text:style-name="Text_20_body">Porém em 2009 acontece um incêndio que destruiu o orfanato e matou diversas crianças, é descoberto pela Ordem que esse incêndio foi realizado pelo <text:a xlink:type="simple" xlink:href="https://ordemparanormal.fandom.com/wiki/O_Anfitrião" text:style-name="Internet_20_link" text:visited-style-name="Visited_20_Internet_20_Link">Anfitrião</text:a> no corpo de Arnaldo Fritz,<text:bookmark text:name="cite_ref-35"/><text:a xlink:type="simple" xlink:href="https://ordemparanormal.fandom.com/wiki/Kian?so=search#cite_note-35" text:style-name="Internet_20_link" text:visited-style-name="Visited_20_Internet_20_Link">[35]</text:a> a entidade tinha o objetivo de matar Kian, porém Leonardo acaba saindo com vida após ser salvo por Gaspar.<text:bookmark text:name="cite_ref-36"/><text:a xlink:type="simple" xlink:href="https://ordemparanormal.fandom.com/wiki/Kian?so=search#cite_note-36" text:style-name="Internet_20_link" text:visited-style-name="Visited_20_Internet_20_Link">[36]</text:a> Jasmin, Leonardo e "Dante" então começam a viver nas ruas e a praticar o ocultismo, depois de algum tempo vivendo com eles, Kian acaba assassinando Jasmin à facadas sem o conhecimento de Dante,<text:bookmark text:name="cite_ref-37"/><text:a xlink:type="simple" xlink:href="https://ordemparanormal.fandom.com/wiki/Kian?so=search#cite_note-37" text:style-name="Internet_20_link" text:visited-style-name="Visited_20_Internet_20_Link">[37]</text:a> a fim de utilizar o ocultista para concluir seu plano. </text:p>
        <text:p text:style-name="Text_20_body">Em 2017, <text:a xlink:type="simple" xlink:href="https://ordemparanormal.fandom.com/wiki/Beatrice_Portinari" text:style-name="Internet_20_link" text:visited-style-name="Visited_20_Internet_20_Link">Beatrice Portinari</text:a> retorna ao orfanato destruído, sendo recebida por Leonardo e outras crianças cobertas com tatuagens por todo o corpo, sendo levada até a "Sala da Desconjuração" onde ela é amarrada e conectada completamente ao Outro Lado após descobrir uma única verdade tão horrível que faz com que sua mãe, <text:a xlink:type="simple" xlink:href="https://ordemparanormal.fandom.com/wiki/Clara" text:style-name="Internet_20_link" text:visited-style-name="Visited_20_Internet_20_Link">Clara</text:a> se junte ao <text:a xlink:type="simple" xlink:href="https://ordemparanormal.fandom.com/wiki/Escriptas" text:style-name="Internet_20_link" text:visited-style-name="Visited_20_Internet_20_Link">Escriptas</text:a> para reverter esse processo.<text:bookmark text:name="cite_ref-38"/><text:a xlink:type="simple" xlink:href="https://ordemparanormal.fandom.com/wiki/Kian?so=search#cite_note-38" text:style-name="Internet_20_link" text:visited-style-name="Visited_20_Internet_20_Link">[38]</text:a> </text:p>
        <text:p text:style-name="Text_20_body">Em janeiro de 2020, Leonardo tem seu corpo dilacerado por uma criatura resultante de um ritual, sendo encontrado morto nos braços de <text:a xlink:type="simple" xlink:href="https://ordemparanormal.fandom.com/wiki/Dante" text:style-name="Internet_20_link" text:visited-style-name="Visited_20_Internet_20_Link">Dante</text:a>.<text:bookmark text:name="cite_ref-39"/><text:a xlink:type="simple" xlink:href="https://ordemparanormal.fandom.com/wiki/Kian?so=search#cite_note-39" text:style-name="Internet_20_link" text:visited-style-name="Visited_20_Internet_20_Link">[39]</text:a> </text:p>
        <text:h text:style-name="Heading_20_3" text:outline-level="3"><text:bookmark text:name="Fernando_e_Luciano_Carvalho"/>Fernando e Luciano Carvalho</text:h>
        <text:p text:style-name="Text_20_body">Antes de transferir sua mente, Kian se prepara para a última etapa da <text:a xlink:type="simple" xlink:href="https://ordemparanormal.fandom.com/wiki/Ordem_da_Desconjuração" text:style-name="Internet_20_link" text:visited-style-name="Visited_20_Internet_20_Link">Ordem da Desconjuração</text:a>. Ainda no corpo de Leonardo, ele manipulou <text:a xlink:type="simple" xlink:href="https://ordemparanormal.fandom.com/wiki/Dante" text:style-name="Internet_20_link" text:visited-style-name="Visited_20_Internet_20_Link">Dante</text:a> e <text:a xlink:type="simple" xlink:href="https://ordemparanormal.fandom.com/wiki/Luciano" text:style-name="Internet_20_link" text:visited-style-name="Visited_20_Internet_20_Link">Luciano</text:a>, dois <text:a xlink:type="simple" xlink:href="https://ordemparanormal.fandom.com/wiki/Marcas" text:style-name="Internet_20_link" text:visited-style-name="Visited_20_Internet_20_Link">Marcados</text:a> para que eles o ajudassem a concluir a Passagem, primeiro Kian avisou Dante que eles iriam salvar uma <text:a xlink:type="simple" xlink:href="https://ordemparanormal.fandom.com/wiki/Denis_Batista" text:style-name="Internet_20_link" text:visited-style-name="Visited_20_Internet_20_Link">criança</text:a> em estado terminal, para tal, utilizariam dois voluntários, <text:a xlink:type="simple" xlink:href="https://ordemparanormal.fandom.com/wiki/Luciano_Carvalho" text:style-name="Internet_20_link" text:visited-style-name="Visited_20_Internet_20_Link">Luciano</text:a> e Fernando. Kian dizia para Luciano que iria ajuda-lo a salvar seu <text:a xlink:type="simple" xlink:href="https://ordemparanormal.fandom.com/wiki/Fernando_Carvalho" text:style-name="Internet_20_link" text:visited-style-name="Visited_20_Internet_20_Link">marido</text:a>, que estava morrendo de câncer, pedindo para o militar que levasse uma criança sequestrada até o local combinado, a criança em questão sendo <text:a xlink:type="simple" xlink:href="https://ordemparanormal.fandom.com/wiki/Denis_Batista" text:style-name="Internet_20_link" text:visited-style-name="Visited_20_Internet_20_Link">Denis Batista</text:a>. </text:p>
        <text:p text:style-name="Text_20_body">Após Luciano raptar a criança e levar seu marido até o encontro, Kian o desmaia para poder convencer Dante de que eles eram mesmo voluntários,<text:bookmark text:name="cite_ref-40"/><text:a xlink:type="simple" xlink:href="https://ordemparanormal.fandom.com/wiki/Kian?so=search#cite_note-40" text:style-name="Internet_20_link" text:visited-style-name="Visited_20_Internet_20_Link">[40]</text:a> Dante não dúvida de seu amigo de infância e começa a realizar rituais para "salvar a criança", sem saber que estava realizando a Desconjuração involuntariamente, Kian não podia ativamente utilizar nenhum ritual, mas podia fazer outros usarem, assim fez com que Dante transferisse a mente de Fernando para o corpo de Luciano, o conhecimento de Kian então foi armazenado no corpo vazio de Fernando, que virou o Invólucro do Conhecimento, a mente de Kian também foi escondida dentro de Luciano, a mente de Denis, que estava servindo como uma fonte de medo, acabou sendo transferida para o antigo corpo de Leo.<text:bookmark text:name="cite_ref-41"/><text:a xlink:type="simple" xlink:href="https://ordemparanormal.fandom.com/wiki/Kian?so=search#cite_note-41" text:style-name="Internet_20_link" text:visited-style-name="Visited_20_Internet_20_Link">[41]</text:a> Com isso, o corpo de Fernando adquiriu o Semblante Desgraçado e se tornou um <text:a xlink:type="simple" xlink:href="https://ordemparanormal.fandom.com/wiki/Existidos_e_Lembrados" text:style-name="Internet_20_link" text:visited-style-name="Visited_20_Internet_20_Link">Existido</text:a>, o corpo da criança se transformou <text:soft-page-break/>no <text:a xlink:type="simple" xlink:href="https://ordemparanormal.fandom.com/wiki/O_Carente" text:style-name="Internet_20_link" text:visited-style-name="Visited_20_Internet_20_Link">Carente</text:a>, um monstro que destruiu o corpo de Leonardo, onde estava a mente do garoto.<text:bookmark text:name="cite_ref-42"/><text:a xlink:type="simple" xlink:href="https://ordemparanormal.fandom.com/wiki/Kian?so=search#cite_note-42" text:style-name="Internet_20_link" text:visited-style-name="Visited_20_Internet_20_Link">[42]</text:a> Dante acreditava que Leo havia morrido por sua causa, no mesmo momento, <text:a xlink:type="simple" xlink:href="https://ordemparanormal.fandom.com/wiki/Erin_Parker" text:style-name="Internet_20_link" text:visited-style-name="Visited_20_Internet_20_Link">Erin</text:a> e <text:a xlink:type="simple" xlink:href="https://ordemparanormal.fandom.com/wiki/Tristan_Monteiro" text:style-name="Internet_20_link" text:visited-style-name="Visited_20_Internet_20_Link">Tristan</text:a> interceptam a criatura, prendendo Dante logo depois, Luciano passou a viver junto de seu marido e com Kian dentro de si. Gal foi até o local em que a Passagem ocorreu e recolheu o Invólucro do Conhecimento, passando a realizar sua parte na Ordem da Desconjuração a partir desse momento.<text:bookmark text:name="cite_ref-43"/><text:a xlink:type="simple" xlink:href="https://ordemparanormal.fandom.com/wiki/Kian?so=search#cite_note-43" text:style-name="Internet_20_link" text:visited-style-name="Visited_20_Internet_20_Link">[43]</text:a> </text:p>
        <text:p text:style-name="Text_20_body">No dia 7 de novembro de 2020, o <text:a xlink:type="simple" xlink:href="https://ordemparanormal.fandom.com/wiki/Desconjuração_-_Episódio_20" text:style-name="Internet_20_link" text:visited-style-name="Visited_20_Internet_20_Link">Dia Final da Desconjuração</text:a>, o plano de Kian para se tornar um Marcado finalmente é concluído. Durante uma luta dos agentes da Ordem contra Gal no orfanato, Luciano Carvalho atinge 50% de Exposição Paranormal, ele então decide Transcender para poder ficar mais poderoso e auxiliar seus parceiros na luta, porém, Kian, que estava adormecido dentro do agente, após realizar a Passagem utilizando o corpo de um Marcado, e com <text:a xlink:type="simple" xlink:href="https://ordemparanormal.fandom.com/wiki/Tim_Flom" text:style-name="Internet_20_link" text:visited-style-name="Visited_20_Internet_20_Link">Tim Flom</text:a> servindo como fonte de medo, cria sua própria Marca, despertando no corpo de Luciano. O primeiro Ocultista retorna, quebrando as correntes e podendo utilizar seus poderes livremente.<text:bookmark text:name="cite_ref-:4_6-2"/><text:a xlink:type="simple" xlink:href="https://ordemparanormal.fandom.com/wiki/Kian?so=search#cite_note-:4-6" text:style-name="Internet_20_link" text:visited-style-name="Visited_20_Internet_20_Link">[6]</text:a> </text:p>
        <text:p text:style-name="Text_20_body">Kian assim que retorna se demonstra extremamente animado por conseguir realizar seu plano, falando alto e de forma confiante,<text:bookmark text:name="cite_ref-:5_12-1"/><text:a xlink:type="simple" xlink:href="https://ordemparanormal.fandom.com/wiki/Kian?so=search#cite_note-:5-12" text:style-name="Internet_20_link" text:visited-style-name="Visited_20_Internet_20_Link">[12]</text:a> convidando todos alí presentes para ajuda-lo na Calamidade, algo que apenas Gal aceita, depois que todos recusam, Kian inicia um massacre matando cada agente que estava lá naquele momento, demonstrando-se extremamente poderoso, de forma discrepante aos presentes no local. A Ordem só escapa graças ao acordo de <text:a xlink:type="simple" xlink:href="https://ordemparanormal.fandom.com/wiki/Joui_Jouki" text:style-name="Internet_20_link" text:visited-style-name="Visited_20_Internet_20_Link">Joui</text:a> com a <text:a xlink:type="simple" xlink:href="https://ordemparanormal.fandom.com/wiki/Seita_das_Máscaras" text:style-name="Internet_20_link" text:visited-style-name="Visited_20_Internet_20_Link">Seita das Máscaras</text:a> e o sacrifício de <text:a xlink:type="simple" xlink:href="https://ordemparanormal.fandom.com/wiki/Cesar_Oliveira_Cohen" text:style-name="Internet_20_link" text:visited-style-name="Visited_20_Internet_20_Link">Kaiser</text:a>, que fica para trás e acaba morto por Kian.<text:bookmark text:name="cite_ref-44"/><text:a xlink:type="simple" xlink:href="https://ordemparanormal.fandom.com/wiki/Kian?so=search#cite_note-44" text:style-name="Internet_20_link" text:visited-style-name="Visited_20_Internet_20_Link">[44]</text:a> Após isso, O Realizador da Calamidade parte para concluir a parte final de seu grande plano, ainda assumindo a aparência de Luciano, Kian pretende recrutar seus próprios Marcados, ir atrás das <text:a xlink:type="simple" xlink:href="https://ordemparanormal.fandom.com/wiki/Relíquias_da_Calamidade" text:style-name="Internet_20_link" text:visited-style-name="Visited_20_Internet_20_Link">Relíquias</text:a>, utilizá-las e destruí-las. </text:p>
        <text:h text:style-name="Heading_20_3" text:outline-level="3"><text:bookmark text:name="Calamidade_3"/>Calamidade</text:h>
        <text:p text:style-name="Text_20_body">Nos 10 meses que se passaram desde os eventos do Dia Final da Desconjuração, Kian aumentou sua força e influência, recrutando mais ocultistas e seus próprios <text:a xlink:type="simple" xlink:href="https://ordemparanormal.fandom.com/wiki/Marcas" text:style-name="Internet_20_link" text:visited-style-name="Visited_20_Internet_20_Link">Marcados</text:a> para ajudá-lo na Calamidade. Ele é visto na <text:a xlink:type="simple" xlink:href="https://ordemparanormal.fandom.com/wiki/Mansão_Leone" text:style-name="Internet_20_link" text:visited-style-name="Visited_20_Internet_20_Link">Mansão Leone</text:a> após os seus Marcados Escriptas realizarem um massacre na família. Ele acessa o cofre dos Leone e lê os documentos deixados por Arnaldo Fritz lá dentro. De repente, a mansão começa a ser invadida e o <text:a xlink:type="simple" xlink:href="https://ordemparanormal.fandom.com/wiki/Símbolos_Ocultistas#Símbolo_do_Pacto_do_Diabo" text:style-name="Internet_20_link" text:visited-style-name="Visited_20_Internet_20_Link">Símbolo do Pacto do Diabo</text:a> pode ser visto nos papéis, Kian então deduz que o próprio estava lá. Porém, ele é surpreendido ao ver <text:a xlink:type="simple" xlink:href="https://ordemparanormal.fandom.com/wiki/Joui_Jouki" text:style-name="Internet_20_link" text:visited-style-name="Visited_20_Internet_20_Link">Joui Jouki</text:a>, um membro da Seita das Máscaras, invadindo o lugar. Kian não entende o motivo do jovem estar ali já que ele não havia feito nada que perturbasse o equilíbrio, o que em teoria impediria que o culto agisse. Alguns minutos depois da aparição de Joui, Kian é retirado da mansão por um <text:a xlink:type="simple" xlink:href="https://ordemparanormal.fandom.com/wiki/Ocultista_desconhecido" text:style-name="Internet_20_link" text:visited-style-name="Visited_20_Internet_20_Link">Ocultista desconhecido</text:a>.<text:bookmark text:name="cite_ref-45"/><text:a xlink:type="simple" xlink:href="https://ordemparanormal.fandom.com/wiki/Kian?so=search#cite_note-45" text:style-name="Internet_20_link" text:visited-style-name="Visited_20_Internet_20_Link">[45]</text:a> </text:p>
        <text:p text:style-name="Text_20_body">Kian só volta a ser visto no Orfanato Santa Menefreda, onde se encontra com <text:a xlink:type="simple" xlink:href="https://ordemparanormal.fandom.com/wiki/Gal" text:style-name="Internet_20_link" text:visited-style-name="Visited_20_Internet_20_Link">Gal</text:a> por pouquíssimo tempo e explica o próximo destino. Os Escriptas se dirigem até <text:a xlink:type="simple" xlink:href="https://ordemparanormal.fandom.com/wiki/Domus_Aurea" text:style-name="Internet_20_link" text:visited-style-name="Visited_20_Internet_20_Link">Domus Aurea</text:a> e Kian se teletransporta para lá. Ele explica para seus Marcados que foi retirado da mansão por algo chamado "<text:a xlink:type="simple" xlink:href="https://ordemparanormal.fandom.com/wiki/Tenebris" text:style-name="Internet_20_link" text:visited-style-name="Visited_20_Internet_20_Link">Tenebris</text:a>"<text:bookmark text:name="cite_ref-46"/><text:a xlink:type="simple" xlink:href="https://ordemparanormal.fandom.com/wiki/Kian?so=search#cite_note-46" text:style-name="Internet_20_link" text:visited-style-name="Visited_20_Internet_20_Link">[46]</text:a> e que as respostas que procuravam estavam naquelas ruínas, assim como os agentes da Ordem. Ele segue com seus seguidores pelas ruínas do local e encontra a estátua de Veritus, desmaiando ao tocá-la. Alguns minutos se passam e Kian se levanta, lembrando-se das suas memórias como Líder da Ordo Calamitas. Ele separa seus Escriptas em grupos e segue pelos corredores da Semper Clausa. </text:p>
        <text:p text:style-name="Text_20_body">Algum tempo se passa e ele aparece na igreja do Diabo após seus Marcados-Escriptas terem destruído os <text:a xlink:type="simple" xlink:href="https://ordemparanormal.fandom.com/wiki/Dragões_Metálicos" text:style-name="Internet_20_link" text:visited-style-name="Visited_20_Internet_20_Link">Dragões Metálicos</text:a>. Depois de uma breve discussão sobre o que fazer com o corpo de <text:a xlink:type="simple" xlink:href="https://ordemparanormal.fandom.com/wiki/Artemis_Deordelin_Rodrigues" text:style-name="Internet_20_link" text:visited-style-name="Visited_20_Internet_20_Link">Artemis</text:a>,<text:bookmark text:name="cite_ref-47"/><text:a xlink:type="simple" xlink:href="https://ordemparanormal.fandom.com/wiki/Kian?so=search#cite_note-47" text:style-name="Internet_20_link" text:visited-style-name="Visited_20_Internet_20_Link">[47]</text:a> que acabou morta no combate, Kian decide falar com Gal a sós, assim que todos saem do local, Kian agradece o Escripta e <text:soft-page-break/>diz a ele que a sua irmã estava viva em Tenebris. Gal recebendo essa informação é pego desprevenido pela Lâmina de Medo, Kian trai seu seguidor mais fiél, chamando <text:a xlink:type="simple" xlink:href="https://ordemparanormal.fandom.com/wiki/Clarissa_Leão" text:style-name="Internet_20_link" text:visited-style-name="Visited_20_Internet_20_Link">Clarissa Leão</text:a> para a sala, revelando um acordo que fez com ela, onde sua parte era deixar Gal morrer pelas mãos da ex-agente.<text:bookmark text:name="cite_ref-:8_48-0"/><text:a xlink:type="simple" xlink:href="https://ordemparanormal.fandom.com/wiki/Kian?so=search#cite_note-:8-48" text:style-name="Internet_20_link" text:visited-style-name="Visited_20_Internet_20_Link">[48]</text:a> Ele sai da sala para encontrar os outros Marcados restantes. </text:p>
        <text:p text:style-name="Text_20_body">Ele encontra <text:a xlink:type="simple" xlink:href="https://ordemparanormal.fandom.com/wiki/Damir_Lukic" text:style-name="Internet_20_link" text:visited-style-name="Visited_20_Internet_20_Link">Damir</text:a>, <text:a xlink:type="simple" xlink:href="https://ordemparanormal.fandom.com/wiki/Boris_Lukic" text:style-name="Internet_20_link" text:visited-style-name="Visited_20_Internet_20_Link">Boris</text:a> e <text:a xlink:type="simple" xlink:href="https://ordemparanormal.fandom.com/wiki/Theodore_Bagwell" text:style-name="Internet_20_link" text:visited-style-name="Visited_20_Internet_20_Link">T-Bag</text:a> e conta que Gal havia ficado para trás junto de Clarissa para fazer um plano, já que ela era um traidora da Ordem. Eles então caminham pelo <text:a xlink:type="simple" xlink:href="https://ordemparanormal.fandom.com/wiki/O_Coliseu" text:style-name="Internet_20_link" text:visited-style-name="Visited_20_Internet_20_Link">Coliseu</text:a> e percebem a grande batalha acontecendo. Se encontrando com <text:a xlink:type="simple" xlink:href="https://ordemparanormal.fandom.com/wiki/Agatha_Volkomenn" text:style-name="Internet_20_link" text:visited-style-name="Visited_20_Internet_20_Link">Agatha</text:a>, que tenta fugir dos Escriptas porém sendo rapidamente imobilizada por Kian. A garota se debate tentando sair das mãos do Ocultista, nesse momento, <text:a xlink:type="simple" xlink:href="https://ordemparanormal.fandom.com/wiki/Joui_Jouki" text:style-name="Internet_20_link" text:visited-style-name="Visited_20_Internet_20_Link">Joui</text:a>, <text:a xlink:type="simple" xlink:href="https://ordemparanormal.fandom.com/wiki/Carina_Leone" text:style-name="Internet_20_link" text:visited-style-name="Visited_20_Internet_20_Link">Carina</text:a> e <text:a xlink:type="simple" xlink:href="https://ordemparanormal.fandom.com/wiki/Dante" text:style-name="Internet_20_link" text:visited-style-name="Visited_20_Internet_20_Link">Dante</text:a> encontram o grupo após seguir os grunhidos da jovem. Uma discussão começa e Kian tenta golpear Agatha utilizando a Lâmina do Medo, porém, <text:a xlink:type="simple" xlink:href="https://ordemparanormal.fandom.com/wiki/Aaron" text:style-name="Internet_20_link" text:visited-style-name="Visited_20_Internet_20_Link">Aaron</text:a> atira nele e o desequilibra, fazendo-o errar o golpe parcialmente.<text:bookmark text:name="cite_ref-49"/><text:a xlink:type="simple" xlink:href="https://ordemparanormal.fandom.com/wiki/Kian?so=search#cite_note-49" text:style-name="Internet_20_link" text:visited-style-name="Visited_20_Internet_20_Link">[49]</text:a> Agatha cai desmaiada e Kian percebe o <text:a xlink:type="simple" xlink:href="https://ordemparanormal.fandom.com/wiki/Diário_de_Deus" text:style-name="Internet_20_link" text:visited-style-name="Visited_20_Internet_20_Link">Grimório</text:a> em sua mão, ele fica claramente confuso por nunca ter visto aquele livro antes. <text:a xlink:type="simple" xlink:href="https://ordemparanormal.fandom.com/wiki/A_Magistrada" text:style-name="Internet_20_link" text:visited-style-name="Visited_20_Internet_20_Link">A Magistrada</text:a> então aparece e consome Kian nas sombras para o segurar enquanto um confronto de Marcados acontece. </text:p>
        <text:p text:style-name="Text_20_body">Kian consegue derrotar a Magistrada facilmente e, ao retornar, percebe a traição de seus próprios Marcados,<text:bookmark text:name="cite_ref-50"/><text:a xlink:type="simple" xlink:href="https://ordemparanormal.fandom.com/wiki/Kian?so=search#cite_note-50" text:style-name="Internet_20_link" text:visited-style-name="Visited_20_Internet_20_Link">[50]</text:a> ele se prepara para matar todos alí presentes, mas acaba sendo interrompido pelo <text:a xlink:type="simple" xlink:href="https://ordemparanormal.fandom.com/wiki/Senhor_Veríssimo" text:style-name="Internet_20_link" text:visited-style-name="Visited_20_Internet_20_Link">Senhor Veríssimo</text:a> que aparece de repente.<text:bookmark text:name="cite_ref-51"/><text:a xlink:type="simple" xlink:href="https://ordemparanormal.fandom.com/wiki/Kian?so=search#cite_note-51" text:style-name="Internet_20_link" text:visited-style-name="Visited_20_Internet_20_Link">[51]</text:a> O líder confronta Kian, que fica confuso durante um momento, por algum motivo o Ocultista não podia mata-lo, porém Kian não se importava em matar aquele "velho" ele poderia só matar todos os Marcados que estavam alí. Kian utiliza a Lâmina do Medo em Boris,<text:bookmark text:name="cite_ref-52"/><text:a xlink:type="simple" xlink:href="https://ordemparanormal.fandom.com/wiki/Kian?so=search#cite_note-52" text:style-name="Internet_20_link" text:visited-style-name="Visited_20_Internet_20_Link">[52]</text:a> que cai instantaneamente, enquanto Carina coloca a última página no Grimório de Arnaldo, fazendo o Escripta perder a capacidade de usar seus rituais.<text:bookmark text:name="cite_ref-53"/><text:a xlink:type="simple" xlink:href="https://ordemparanormal.fandom.com/wiki/Kian?so=search#cite_note-53" text:style-name="Internet_20_link" text:visited-style-name="Visited_20_Internet_20_Link">[53]</text:a> </text:p>
        <text:p text:style-name="Text_20_body">Kian fica extremamente furioso e vai para cima daqueles que estavam o incomodando mais. Ele ataca <text:a xlink:type="simple" xlink:href="https://ordemparanormal.fandom.com/wiki/Boris_Lukic" text:style-name="Internet_20_link" text:visited-style-name="Visited_20_Internet_20_Link">Boris</text:a> morrendo no chão, esmagando seu crânio com o pé, matando-o instantaneamente.<text:bookmark text:name="cite_ref-54"/><text:a xlink:type="simple" xlink:href="https://ordemparanormal.fandom.com/wiki/Kian?so=search#cite_note-54" text:style-name="Internet_20_link" text:visited-style-name="Visited_20_Internet_20_Link">[54]</text:a> Joui começa a provocá-lo dizendo diversas vezes que ele já havia perdido, fazendo Kian ficar cada vez mais irritado. O Escripta agarra <text:a xlink:type="simple" xlink:href="https://ordemparanormal.fandom.com/wiki/Joui_Jouki" text:style-name="Internet_20_link" text:visited-style-name="Visited_20_Internet_20_Link">Joui</text:a> e começa a socá-lo sem parar, gritando com o jovem enquanto o espanca até a morte.<text:bookmark text:name="cite_ref-55"/><text:a xlink:type="simple" xlink:href="https://ordemparanormal.fandom.com/wiki/Kian?so=search#cite_note-55" text:style-name="Internet_20_link" text:visited-style-name="Visited_20_Internet_20_Link">[55]</text:a> Kian joga o corpo morto do agente no chão e continua gritando com ele, dizendo como Joui era infantil e que não entendia a complexidade e magnitude de seu plano milenar.<text:bookmark text:name="cite_ref-:0_2-2"/><text:a xlink:type="simple" xlink:href="https://ordemparanormal.fandom.com/wiki/Kian?so=search#cite_note-:0-2" text:style-name="Internet_20_link" text:visited-style-name="Visited_20_Internet_20_Link">[2]</text:a> <text:a xlink:type="simple" xlink:href="https://ordemparanormal.fandom.com/wiki/Arthur_Cervero" text:style-name="Internet_20_link" text:visited-style-name="Visited_20_Internet_20_Link">Arthur</text:a>, <text:a xlink:type="simple" xlink:href="https://ordemparanormal.fandom.com/wiki/Antônio_Pontevedra" text:style-name="Internet_20_link" text:visited-style-name="Visited_20_Internet_20_Link">Balu</text:a> e <text:a xlink:type="simple" xlink:href="https://ordemparanormal.fandom.com/wiki/Rubens_Naluti" text:style-name="Internet_20_link" text:visited-style-name="Visited_20_Internet_20_Link">Rubens</text:a> chegam no local com uma caixa requisitada pelo próprio Veríssimo e a batalha continua. Kian começa a atacar todos os agentes e Marcados traidores ali presentes, gritando e os insultando enquanto golpeia sem parar. Ele parte para cima de <text:a xlink:type="simple" xlink:href="https://ordemparanormal.fandom.com/wiki/Theodore_Bagwell" text:style-name="Internet_20_link" text:visited-style-name="Visited_20_Internet_20_Link">T-Bag</text:a> com um olhar furioso, agarrando seu rosto e esmagando sua cabeça usando as mãos nuas. Logo após, ele solta Theodore agonizando no chão e explode a sua cabeça com um pisão, matando-o da mesma forma que fez com Boris.<text:bookmark text:name="cite_ref-56"/><text:a xlink:type="simple" xlink:href="https://ordemparanormal.fandom.com/wiki/Kian?so=search#cite_note-56" text:style-name="Internet_20_link" text:visited-style-name="Visited_20_Internet_20_Link">[56]</text:a> Porém, já sem forças e desesperado, Kian tenta convencê-los a voltar a lutar ao seu lado na Calamidade. Quando ele se vê na eminência de ser derrubado pela <text:a xlink:type="simple" xlink:href="https://ordemparanormal.fandom.com/wiki/Ordo_Realitas" text:style-name="Internet_20_link" text:visited-style-name="Visited_20_Internet_20_Link">Ordem</text:a>,<text:bookmark text:name="cite_ref-57"/><text:a xlink:type="simple" xlink:href="https://ordemparanormal.fandom.com/wiki/Kian?so=search#cite_note-57" text:style-name="Internet_20_link" text:visited-style-name="Visited_20_Internet_20_Link">[57]</text:a> praticamente sem forças e prestes a desmaiar, avisa os agentes: </text:p>
        <text:p text:style-name="P1">Eu vou voltar... Vocês não vão parar a Calamidade.</text:p>
        <text:p text:style-name="Quotations"><text:span text:style-name="Citation">Kian</text:span></text:p>
        <text:p text:style-name="Text_20_body">Kian desmaia e a equipe aproveita esse momento para colocar o anel que estava na caixa requisitada por Veríssimo em seu dedo. Uma espécie de armadura surge ao redor de Kian, que fica imobilizado e selado pela <text:span text:style-name="T1">Contenção Obscura</text:span>.<text:bookmark text:name="cite_ref-:2_7-1"/><text:a xlink:type="simple" xlink:href="https://ordemparanormal.fandom.com/wiki/Kian?so=search#cite_note-:2-7" text:style-name="Internet_20_link" text:visited-style-name="Visited_20_Internet_20_Link">[7]</text:a> </text:p>
        <text:p text:style-name="Text_20_body">Contido, O Realizador da Calamidade é levado por Veríssimo até o Brasil e fica preso numa cela especial na <text:a xlink:type="simple" xlink:href="https://ordemparanormal.fandom.com/wiki/Base_da_Ordo_Realitas" text:style-name="Internet_20_link" text:visited-style-name="Visited_20_Internet_20_Link">Base da Ordo Realitas</text:a>.<text:bookmark text:name="cite_ref-:3_8-1"/><text:a xlink:type="simple" xlink:href="https://ordemparanormal.fandom.com/wiki/Kian?so=search#cite_note-:3-8" text:style-name="Internet_20_link" text:visited-style-name="Visited_20_Internet_20_Link">[8]</text:a> Algum tempo depois recebe a visita de Henri, enquanto a <text:a xlink:type="simple" xlink:href="https://ordemparanormal.fandom.com/wiki/Equipe_Abutres" text:style-name="Internet_20_link" text:visited-style-name="Visited_20_Internet_20_Link">Equipe Abutres</text:a>, Veríssimo e alguns outros agentes estavam fora. O ex-Escripta vê o <text:soft-page-break/>estado de Kian: selado e acorrentado, e ri de sua situação. Em seguida, ele se transforma na frente do Ocultista, revelando ser o <text:a xlink:type="simple" xlink:href="https://ordemparanormal.fandom.com/wiki/O_Diabo" text:style-name="Internet_20_link" text:visited-style-name="Visited_20_Internet_20_Link">Diabo</text:a>, oferecendo um pacto para Kian.<text:bookmark text:name="cite_ref-58"/><text:a xlink:type="simple" xlink:href="https://ordemparanormal.fandom.com/wiki/Kian?so=search#cite_note-58" text:style-name="Internet_20_link" text:visited-style-name="Visited_20_Internet_20_Link">[58]</text:a> </text:p>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ans" style:font-family-asian="'Noto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Citation"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3T11:07:45.637601720</meta:creation-date>
    <dc:date>2023-05-03T11:17:14.671765373</dc:date>
    <meta:editing-duration>PT9M29S</meta:editing-duration>
    <meta:editing-cycles>1</meta:editing-cycles>
    <meta:document-statistic meta:table-count="0" meta:image-count="0" meta:object-count="0" meta:page-count="7" meta:paragraph-count="39" meta:word-count="3473" meta:character-count="21575" meta:non-whitespace-character-count="18111"/>
    <meta:generator>LibreOffice/7.4.5.1$Linux_X86_64 LibreOffice_project/40$Build-1</meta:generator>
  </office:meta>
</office:document-meta>
</file>